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1" office:value-type="string" calcext:value-type="string">
            <text:p>P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R</text:p>
          </table:table-cell>
          <table:table-cell table:number-columns-repeated="2"/>
          <table:table-cell table:style-name="ce1" office:value-type="string" calcext:value-type="string">
            <text:p>P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Matriz de necesidad 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Matriz de asignación 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disponibles 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triz N-A → La necesidad actual de cada proceso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signar 1 instancia de R3 a P3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1" office:value-type="string" calcext:value-type="string">
            <text:p>P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ector de recursos R</text:p>
          </table:table-cell>
          <table:table-cell table:number-columns-repeated="2"/>
          <table:table-cell table:style-name="ce1" office:value-type="string" calcext:value-type="string">
            <text:p>P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Matriz de necesidad 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Matriz de asignación 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disponibles 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triz N-A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signar 4 instancias de R1 y 1 instancia de R2 a P2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1" office:value-type="string" calcext:value-type="string">
            <text:p>P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P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ector de recursos R</text:p>
          </table:table-cell>
          <table:table-cell table:number-columns-repeated="2"/>
          <table:table-cell table:style-name="ce1" office:value-type="string" calcext:value-type="string">
            <text:p>P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Matriz de necesidad 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Matriz de asignación 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disponibles 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triz N-A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l sistema se encuentra en un estado seguro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1" office:value-type="string" calcext:value-type="string">
            <text:p>P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R</text:p>
          </table:table-cell>
          <table:table-cell table:number-columns-repeated="2"/>
          <table:table-cell table:style-name="ce1" office:value-type="string" calcext:value-type="string">
            <text:p>P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Matriz de necesidad 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Matriz de asignación 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disponibles 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triz N-A → La necesidad actual de cada proceso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signar a P1 1 instancia de R1, 1 instancia de R2 y 1 instancia de R3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1" office:value-type="string" calcext:value-type="string">
            <text:p>P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R</text:p>
          </table:table-cell>
          <table:table-cell table:number-columns-repeated="2"/>
          <table:table-cell table:style-name="ce1" office:value-type="string" calcext:value-type="string">
            <text:p>P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Matriz de necesidad 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Matriz de asignación 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Vector de recursos disponibles 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signar a P1, 1 instancia de R2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1" office:value-type="string" calcext:value-type="string">
            <text:p>P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ctor de recursos R</text:p>
          </table:table-cell>
          <table:table-cell table:number-columns-repeated="2"/>
          <table:table-cell table:style-name="ce1" office:value-type="string" calcext:value-type="string">
            <text:p>P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Matriz de necesidad 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Matriz de asignación 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ector de recursos disponibles 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l sistema se encuentra en un estado inseguro</text:p>
          </table:table-cell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20:06:23.5335892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8:36:44.551726108</meta:creation-date>
    <dc:date>2023-11-14T21:13:14.158320023</dc:date>
    <meta:editing-duration>PT1H13M28S</meta:editing-duration>
    <meta:editing-cycles>3</meta:editing-cycles>
    <meta:generator>LibreOffice/7.5.7.1$Linux_X86_64 LibreOffice_project/50$Build-1</meta:generator>
    <meta:document-statistic meta:table-count="1" meta:cell-count="376" meta:object-count="0"/>
  </office:meta>
</office:document-meta>
</file>